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gg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&amp;b / °</text:p>
          </table:table-cell>
          <table:table-cell office:value-type="string" calcext:value-type="string">
            <text:p>R_0 / 1/s</text:p>
          </table:table-cell>
          <table:table-cell office:value-type="string" calcext:value-type="string">
            <text:p>R_1 / 1/s</text:p>
          </table:table-cell>
          <table:table-cell office:value-type="string" calcext:value-type="string">
            <text:p>R_2 / 1/s</text:p>
          </table:table-cell>
          <table:table-cell office:value-type="string" calcext:value-type="string">
            <text:p>R_3 / 1/s</text:p>
          </table:table-cell>
          <table:table-cell office:value-type="string" calcext:value-type="string">
            <text:p>R_4 / 1/s</text:p>
          </table:table-cell>
          <table:table-cell office:value-type="string" calcext:value-type="string">
            <text:p>R_5 / 1/s</text:p>
          </table:table-cell>
          <table:table-cell office:value-type="string" calcext:value-type="string">
            <text:p>R_6 / 1/s</text:p>
          </table:table-cell>
          <table:table-cell office:value-type="string" calcext:value-type="string">
            <text:p>R_7 / 1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,9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 office:value-type="float" office:value="4.8" calcext:value-type="float">
            <text:p>4,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 office:value-type="float" office:value="3.9" calcext:value-type="float">
            <text:p>3,9</text:p>
          </table:table-cell>
          <table:table-cell office:value-type="float" office:value="8.1" calcext:value-type="float">
            <text:p>8,1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,4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7" calcext:value-type="float">
            <text:p>4,7</text:p>
          </table:table-cell>
          <table:table-cell office:value-type="float" office:value="5.9" calcext:value-type="float">
            <text:p>5,9</text:p>
          </table:table-cell>
          <table:table-cell office:value-type="float" office:value="30.1" calcext:value-type="float">
            <text:p>30,1</text:p>
          </table:table-cell>
          <table:table-cell office:value-type="float" office:value="64.3" calcext:value-type="float">
            <text:p>64,3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office:value-type="float" office:value="8.9" calcext:value-type="float">
            <text:p>8,9</text:p>
          </table:table-cell>
          <table:table-cell office:value-type="float" office:value="61.3" calcext:value-type="float">
            <text:p>61,3</text:p>
          </table:table-cell>
          <table:table-cell office:value-type="float" office:value="137.8" calcext:value-type="float">
            <text:p>137,8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4.8" calcext:value-type="float">
            <text:p>4,8</text:p>
          </table:table-cell>
          <table:table-cell office:value-type="float" office:value="17" calcext:value-type="float">
            <text:p>17</text:p>
          </table:table-cell>
          <table:table-cell office:value-type="float" office:value="143.4" calcext:value-type="float">
            <text:p>143,4</text:p>
          </table:table-cell>
          <table:table-cell office:value-type="float" office:value="276.5" calcext:value-type="float">
            <text:p>276,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number-columns-repeated="3"/>
          <table:table-cell office:value-type="float" office:value="2.45" calcext:value-type="float">
            <text:p>2,45</text:p>
          </table:table-cell>
          <table:table-cell office:value-type="float" office:value="4.7" calcext:value-type="float">
            <text:p>4,7</text:p>
          </table:table-cell>
          <table:table-cell office:value-type="float" office:value="41.7" calcext:value-type="float">
            <text:p>41,7</text:p>
          </table:table-cell>
          <table:table-cell office:value-type="float" office:value="268" calcext:value-type="float">
            <text:p>26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107.6" calcext:value-type="float">
            <text:p>107,6</text:p>
          </table:table-cell>
          <table:table-cell office:value-type="float" office:value="452" calcext:value-type="float">
            <text:p>45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75" calcext:value-type="float">
            <text:p>2,75</text:p>
          </table:table-cell>
          <table:table-cell office:value-type="float" office:value="23.5" calcext:value-type="float">
            <text:p>23,5</text:p>
          </table:table-cell>
          <table:table-cell office:value-type="float" office:value="210.5" calcext:value-type="float">
            <text:p>210,5</text:p>
          </table:table-cell>
          <table:table-cell office:value-type="float" office:value="557.2" calcext:value-type="float">
            <text:p>557,2</text:p>
          </table:table-cell>
          <table:table-cell office:value-type="float" office:value="660.8" calcext:value-type="float">
            <text:p>660,8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number-columns-repeated="3"/>
          <table:table-cell office:value-type="float" office:value="4.2" calcext:value-type="float">
            <text:p>4,2</text:p>
          </table:table-cell>
          <table:table-cell office:value-type="float" office:value="64.9" calcext:value-type="float">
            <text:p>64,9</text:p>
          </table:table-cell>
          <table:table-cell office:value-type="float" office:value="362.6" calcext:value-type="float">
            <text:p>362,6</text:p>
          </table:table-cell>
          <table:table-cell office:value-type="float" office:value="690.9" calcext:value-type="float">
            <text:p>690,9</text:p>
          </table:table-cell>
          <table:table-cell office:value-type="float" office:value="791.9" calcext:value-type="float">
            <text:p>791,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number-columns-repeated="3"/>
          <table:table-cell office:value-type="float" office:value="9.45" calcext:value-type="float">
            <text:p>9,45</text:p>
          </table:table-cell>
          <table:table-cell office:value-type="float" office:value="131.5" calcext:value-type="float">
            <text:p>131,5</text:p>
          </table:table-cell>
          <table:table-cell office:value-type="float" office:value="485.3" calcext:value-type="float">
            <text:p>485,3</text:p>
          </table:table-cell>
          <table:table-cell office:value-type="float" office:value="753.6" calcext:value-type="float">
            <text:p>753,6</text:p>
          </table:table-cell>
          <table:table-cell office:value-type="float" office:value="865.1" calcext:value-type="float">
            <text:p>865,1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number-columns-repeated="3"/>
          <table:table-cell office:value-type="float" office:value="23.85" calcext:value-type="float">
            <text:p>23,85</text:p>
          </table:table-cell>
          <table:table-cell office:value-type="float" office:value="286.4" calcext:value-type="float">
            <text:p>286,4</text:p>
          </table:table-cell>
          <table:table-cell office:value-type="float" office:value="601" calcext:value-type="float">
            <text:p>601</text:p>
          </table:table-cell>
          <table:table-cell office:value-type="float" office:value="890.9" calcext:value-type="float">
            <text:p>890,9</text:p>
          </table:table-cell>
          <table:table-cell office:value-type="float" office:value="983.3" calcext:value-type="float">
            <text:p>983,3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number-columns-repeated="3"/>
          <table:table-cell office:value-type="float" office:value="60.55" calcext:value-type="float">
            <text:p>60,55</text:p>
          </table:table-cell>
          <table:table-cell office:value-type="float" office:value="399.7" calcext:value-type="float">
            <text:p>399,7</text:p>
          </table:table-cell>
          <table:table-cell office:value-type="float" office:value="682.3" calcext:value-type="float">
            <text:p>682,3</text:p>
          </table:table-cell>
          <table:table-cell office:value-type="float" office:value="939.6" calcext:value-type="float">
            <text:p>939,6</text:p>
          </table:table-cell>
          <table:table-cell office:value-type="float" office:value="1028.8" calcext:value-type="float">
            <text:p>1028,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5.1" calcext:value-type="float">
            <text:p>5,1</text:p>
          </table:table-cell>
          <table:table-cell office:value-type="float" office:value="147.6" calcext:value-type="float">
            <text:p>147,6</text:p>
          </table:table-cell>
          <table:table-cell office:value-type="float" office:value="497.3" calcext:value-type="float">
            <text:p>497,3</text:p>
          </table:table-cell>
          <table:table-cell office:value-type="float" office:value="778.9" calcext:value-type="float">
            <text:p>778,9</text:p>
          </table:table-cell>
          <table:table-cell office:value-type="float" office:value="1012" calcext:value-type="float">
            <text:p>1012</text:p>
          </table:table-cell>
          <table:table-cell office:value-type="float" office:value="1099.5" calcext:value-type="float">
            <text:p>1099,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office:value-type="float" office:value="257.45" calcext:value-type="float">
            <text:p>257,45</text:p>
          </table:table-cell>
          <table:table-cell office:value-type="float" office:value="580.1" calcext:value-type="float">
            <text:p>580,1</text:p>
          </table:table-cell>
          <table:table-cell office:value-type="float" office:value="819.3" calcext:value-type="float">
            <text:p>819,3</text:p>
          </table:table-cell>
          <table:table-cell office:value-type="float" office:value="1038.4" calcext:value-type="float">
            <text:p>1038,4</text:p>
          </table:table-cell>
          <table:table-cell office:value-type="float" office:value="1130.4" calcext:value-type="float">
            <text:p>1130,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43.75" calcext:value-type="float">
            <text:p>43,75</text:p>
          </table:table-cell>
          <table:table-cell office:value-type="float" office:value="387.95" calcext:value-type="float">
            <text:p>387,95</text:p>
          </table:table-cell>
          <table:table-cell office:value-type="float" office:value="675.6" calcext:value-type="float">
            <text:p>675,6</text:p>
          </table:table-cell>
          <table:table-cell office:value-type="float" office:value="901.2" calcext:value-type="float">
            <text:p>901,2</text:p>
          </table:table-cell>
          <table:table-cell office:value-type="float" office:value="1102.9" calcext:value-type="float">
            <text:p>1102,9</text:p>
          </table:table-cell>
          <table:table-cell office:value-type="float" office:value="1189.7" calcext:value-type="float">
            <text:p>1189,7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00.7" calcext:value-type="float">
            <text:p>100,7</text:p>
          </table:table-cell>
          <table:table-cell office:value-type="float" office:value="456.5" calcext:value-type="float">
            <text:p>456,5</text:p>
          </table:table-cell>
          <table:table-cell office:value-type="float" office:value="717.8" calcext:value-type="float">
            <text:p>717,8</text:p>
          </table:table-cell>
          <table:table-cell office:value-type="float" office:value="934.2" calcext:value-type="float">
            <text:p>934,2</text:p>
          </table:table-cell>
          <table:table-cell office:value-type="float" office:value="1132.1" calcext:value-type="float">
            <text:p>1132,1</text:p>
          </table:table-cell>
          <table:table-cell office:value-type="float" office:value="1199.6" calcext:value-type="float">
            <text:p>1199,6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197.45" calcext:value-type="float">
            <text:p>197,45</text:p>
          </table:table-cell>
          <table:table-cell office:value-type="float" office:value="540.3" calcext:value-type="float">
            <text:p>540,3</text:p>
          </table:table-cell>
          <table:table-cell office:value-type="float" office:value="770.6" calcext:value-type="float">
            <text:p>770,6</text:p>
          </table:table-cell>
          <table:table-cell office:value-type="float" office:value="978.7" calcext:value-type="float">
            <text:p>978,7</text:p>
          </table:table-cell>
          <table:table-cell office:value-type="float" office:value="1150.4" calcext:value-type="float">
            <text:p>1150,4</text:p>
          </table:table-cell>
          <table:table-cell office:value-type="float" office:value="1252.7" calcext:value-type="float">
            <text:p>1252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.17" calcext:value-type="float">
            <text:p>15,17</text:p>
          </table:table-cell>
          <table:table-cell office:value-type="float" office:value="295.3" calcext:value-type="float">
            <text:p>295,3</text:p>
          </table:table-cell>
          <table:table-cell office:value-type="float" office:value="571.55" calcext:value-type="float">
            <text:p>571,55</text:p>
          </table:table-cell>
          <table:table-cell office:value-type="float" office:value="797.6" calcext:value-type="float">
            <text:p>797,6</text:p>
          </table:table-cell>
          <table:table-cell office:value-type="float" office:value="989.5" calcext:value-type="float">
            <text:p>989,5</text:p>
          </table:table-cell>
          <table:table-cell office:value-type="float" office:value="1172.2" calcext:value-type="float">
            <text:p>1172,2</text:p>
          </table:table-cell>
          <table:table-cell office:value-type="float" office:value="1218.9" calcext:value-type="float">
            <text:p>1218,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/>
          <table:table-cell office:value-type="float" office:value="48.63" calcext:value-type="float">
            <text:p>48,63</text:p>
          </table:table-cell>
          <table:table-cell office:value-type="float" office:value="377.8" calcext:value-type="float">
            <text:p>377,8</text:p>
          </table:table-cell>
          <table:table-cell office:value-type="float" office:value="627.1" calcext:value-type="float">
            <text:p>627,1</text:p>
          </table:table-cell>
          <table:table-cell office:value-type="float" office:value="833.6" calcext:value-type="float">
            <text:p>833,6</text:p>
          </table:table-cell>
          <table:table-cell office:value-type="float" office:value="1008.9" calcext:value-type="float">
            <text:p>1008,9</text:p>
          </table:table-cell>
          <table:table-cell office:value-type="float" office:value="1175.7" calcext:value-type="float">
            <text:p>1175,7</text:p>
          </table:table-cell>
          <table:table-cell office:value-type="float" office:value="1242.4" calcext:value-type="float">
            <text:p>1242,4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.23" calcext:value-type="float">
            <text:p>1,23</text:p>
          </table:table-cell>
          <table:table-cell office:value-type="float" office:value="103.17" calcext:value-type="float">
            <text:p>103,17</text:p>
          </table:table-cell>
          <table:table-cell office:value-type="float" office:value="424.9" calcext:value-type="float">
            <text:p>424,9</text:p>
          </table:table-cell>
          <table:table-cell office:value-type="float" office:value="653.65" calcext:value-type="float">
            <text:p>653,65</text:p>
          </table:table-cell>
          <table:table-cell office:value-type="float" office:value="844.3" calcext:value-type="float">
            <text:p>844,3</text:p>
          </table:table-cell>
          <table:table-cell office:value-type="float" office:value="1014.4" calcext:value-type="float">
            <text:p>1014,4</text:p>
          </table:table-cell>
          <table:table-cell office:value-type="float" office:value="1178.6" calcext:value-type="float">
            <text:p>1178,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2.77" calcext:value-type="float">
            <text:p>2,77</text:p>
          </table:table-cell>
          <table:table-cell office:value-type="float" office:value="186.2" calcext:value-type="float">
            <text:p>186,2</text:p>
          </table:table-cell>
          <table:table-cell office:value-type="float" office:value="463.85" calcext:value-type="float">
            <text:p>463,85</text:p>
          </table:table-cell>
          <table:table-cell office:value-type="float" office:value="674.95" calcext:value-type="float">
            <text:p>674,95</text:p>
          </table:table-cell>
          <table:table-cell office:value-type="float" office:value="842" calcext:value-type="float">
            <text:p>842</text:p>
          </table:table-cell>
          <table:table-cell office:value-type="float" office:value="1013.9" calcext:value-type="float">
            <text:p>1013,9</text:p>
          </table:table-cell>
          <table:table-cell office:value-type="float" office:value="1174.5" calcext:value-type="float">
            <text:p>1174,5</text:p>
          </table:table-cell>
          <table:table-cell office:value-type="float" office:value="1241.7" calcext:value-type="float">
            <text:p>1241,7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5.77" calcext:value-type="float">
            <text:p>5,77</text:p>
          </table:table-cell>
          <table:table-cell office:value-type="float" office:value="250.6" calcext:value-type="float">
            <text:p>250,6</text:p>
          </table:table-cell>
          <table:table-cell office:value-type="float" office:value="497.45" calcext:value-type="float">
            <text:p>497,45</text:p>
          </table:table-cell>
          <table:table-cell office:value-type="float" office:value="695.05" calcext:value-type="float">
            <text:p>695,05</text:p>
          </table:table-cell>
          <table:table-cell office:value-type="float" office:value="861.9" calcext:value-type="float">
            <text:p>861,9</text:p>
          </table:table-cell>
          <table:table-cell office:value-type="float" office:value="1019.5" calcext:value-type="float">
            <text:p>1019,5</text:p>
          </table:table-cell>
          <table:table-cell office:value-type="float" office:value="1141.7" calcext:value-type="float">
            <text:p>1141,7</text:p>
          </table:table-cell>
          <table:table-cell office:value-type="float" office:value="1215.4" calcext:value-type="float">
            <text:p>1215,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0.93" calcext:value-type="float">
            <text:p>20,93</text:p>
          </table:table-cell>
          <table:table-cell office:value-type="float" office:value="302.83" calcext:value-type="float">
            <text:p>302,83</text:p>
          </table:table-cell>
          <table:table-cell office:value-type="float" office:value="526.9" calcext:value-type="float">
            <text:p>526,9</text:p>
          </table:table-cell>
          <table:table-cell office:value-type="float" office:value="724.85" calcext:value-type="float">
            <text:p>724,85</text:p>
          </table:table-cell>
          <table:table-cell office:value-type="float" office:value="862.5" calcext:value-type="float">
            <text:p>862,5</text:p>
          </table:table-cell>
          <table:table-cell office:value-type="float" office:value="990.1" calcext:value-type="float">
            <text:p>990,1</text:p>
          </table:table-cell>
          <table:table-cell office:value-type="float" office:value="1132.2" calcext:value-type="float">
            <text:p>1132,2</text:p>
          </table:table-cell>
          <table:table-cell office:value-type="float" office:value="1191.2" calcext:value-type="float">
            <text:p>1191,2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53.17" calcext:value-type="float">
            <text:p>53,17</text:p>
          </table:table-cell>
          <table:table-cell office:value-type="float" office:value="337.07" calcext:value-type="float">
            <text:p>337,07</text:p>
          </table:table-cell>
          <table:table-cell office:value-type="float" office:value="538.45" calcext:value-type="float">
            <text:p>538,45</text:p>
          </table:table-cell>
          <table:table-cell office:value-type="float" office:value="702.05" calcext:value-type="float">
            <text:p>702,05</text:p>
          </table:table-cell>
          <table:table-cell office:value-type="float" office:value="866.4" calcext:value-type="float">
            <text:p>866,4</text:p>
          </table:table-cell>
          <table:table-cell office:value-type="float" office:value="995.7" calcext:value-type="float">
            <text:p>995,7</text:p>
          </table:table-cell>
          <table:table-cell office:value-type="float" office:value="1119.9" calcext:value-type="float">
            <text:p>1119,9</text:p>
          </table:table-cell>
          <table:table-cell office:value-type="float" office:value="1161.6" calcext:value-type="float">
            <text:p>1161,6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08.27" calcext:value-type="float">
            <text:p>108,27</text:p>
          </table:table-cell>
          <table:table-cell office:value-type="float" office:value="371.17" calcext:value-type="float">
            <text:p>371,17</text:p>
          </table:table-cell>
          <table:table-cell office:value-type="float" office:value="550.8" calcext:value-type="float">
            <text:p>550,8</text:p>
          </table:table-cell>
          <table:table-cell office:value-type="float" office:value="702.9" calcext:value-type="float">
            <text:p>702,9</text:p>
          </table:table-cell>
          <table:table-cell office:value-type="float" office:value="851" calcext:value-type="float">
            <text:p>851</text:p>
          </table:table-cell>
          <table:table-cell office:value-type="float" office:value="973.8" calcext:value-type="float">
            <text:p>973,8</text:p>
          </table:table-cell>
          <table:table-cell office:value-type="float" office:value="1089" calcext:value-type="float">
            <text:p>1089</text:p>
          </table:table-cell>
          <table:table-cell office:value-type="float" office:value="1125.1" calcext:value-type="float">
            <text:p>1125,1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53.93" calcext:value-type="float">
            <text:p>153,93</text:p>
          </table:table-cell>
          <table:table-cell office:value-type="float" office:value="386.3" calcext:value-type="float">
            <text:p>386,3</text:p>
          </table:table-cell>
          <table:table-cell office:value-type="float" office:value="554.9" calcext:value-type="float">
            <text:p>554,9</text:p>
          </table:table-cell>
          <table:table-cell office:value-type="float" office:value="704.55" calcext:value-type="float">
            <text:p>704,55</text:p>
          </table:table-cell>
          <table:table-cell office:value-type="float" office:value="819.2" calcext:value-type="float">
            <text:p>819,2</text:p>
          </table:table-cell>
          <table:table-cell office:value-type="float" office:value="940.7" calcext:value-type="float">
            <text:p>940,7</text:p>
          </table:table-cell>
          <table:table-cell office:value-type="float" office:value="1044.8" calcext:value-type="float">
            <text:p>1044,8</text:p>
          </table:table-cell>
          <table:table-cell office:value-type="float" office:value="1113.1" calcext:value-type="float">
            <text:p>1113,1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202.23" calcext:value-type="float">
            <text:p>202,23</text:p>
          </table:table-cell>
          <table:table-cell office:value-type="float" office:value="399.93" calcext:value-type="float">
            <text:p>399,93</text:p>
          </table:table-cell>
          <table:table-cell office:value-type="float" office:value="556.95" calcext:value-type="float">
            <text:p>556,95</text:p>
          </table:table-cell>
          <table:table-cell office:value-type="float" office:value="695.95" calcext:value-type="float">
            <text:p>695,95</text:p>
          </table:table-cell>
          <table:table-cell office:value-type="float" office:value="809.5" calcext:value-type="float">
            <text:p>809,5</text:p>
          </table:table-cell>
          <table:table-cell office:value-type="float" office:value="911.1" calcext:value-type="float">
            <text:p>911,1</text:p>
          </table:table-cell>
          <table:table-cell office:value-type="float" office:value="1031.5" calcext:value-type="float">
            <text:p>1031,5</text:p>
          </table:table-cell>
          <table:table-cell office:value-type="float" office:value="1050.4" calcext:value-type="float">
            <text:p>1050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.9" calcext:value-type="float">
            <text:p>228,9</text:p>
          </table:table-cell>
          <table:table-cell office:value-type="float" office:value="407.17" calcext:value-type="float">
            <text:p>407,17</text:p>
          </table:table-cell>
          <table:table-cell office:value-type="float" office:value="551.05" calcext:value-type="float">
            <text:p>551,05</text:p>
          </table:table-cell>
          <table:table-cell office:value-type="float" office:value="678.45" calcext:value-type="float">
            <text:p>678,45</text:p>
          </table:table-cell>
          <table:table-cell office:value-type="float" office:value="794.8" calcext:value-type="float">
            <text:p>794,8</text:p>
          </table:table-cell>
          <table:table-cell office:value-type="float" office:value="892.5" calcext:value-type="float">
            <text:p>892,5</text:p>
          </table:table-cell>
          <table:table-cell office:value-type="float" office:value="977.5" calcext:value-type="float">
            <text:p>977,5</text:p>
          </table:table-cell>
          <table:table-cell office:value-type="float" office:value="1014.6" calcext:value-type="float">
            <text:p>1014,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51.57" calcext:value-type="float">
            <text:p>251,57</text:p>
          </table:table-cell>
          <table:table-cell office:value-type="float" office:value="413.13" calcext:value-type="float">
            <text:p>413,13</text:p>
          </table:table-cell>
          <table:table-cell office:value-type="float" office:value="548.6" calcext:value-type="float">
            <text:p>548,6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79" calcext:value-type="float">
            <text:p>279</text:p>
          </table:table-cell>
          <table:table-cell office:value-type="float" office:value="428.07" calcext:value-type="float">
            <text:p>428,07</text:p>
          </table:table-cell>
          <table:table-cell office:value-type="float" office:value="571.7" calcext:value-type="float">
            <text:p>571,7</text:p>
          </table:table-cell>
          <table:table-cell table:number-columns-repeated="5"/>
        </table:table-row>
      </table:table>
      <table:table table:name="Placnk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 / kV</text:p>
          </table:table-cell>
          <table:table-cell office:value-type="string" calcext:value-type="string">
            <text:p>&amp;l_min / p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8" calcext:value-type="float">
            <text:p>53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17:44:24.945000000</meta:creation-date>
    <dc:date>2021-08-26T19:04:59.939000000</dc:date>
    <meta:editing-duration>PT1H12S</meta:editing-duration>
    <meta:editing-cycles>6</meta:editing-cycles>
    <meta:generator>LibreOffice/7.1.4.2$Windows_X86_64 LibreOffice_project/a529a4fab45b75fefc5b6226684193eb000654f6</meta:generator>
    <meta:document-statistic meta:table-count="2" meta:cell-count="247" meta:object-count="0"/>
  </office:meta>
</office:document-meta>
</file>